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ucida Console" svg:font-family="'Lucida Console'" style:font-pitch="fixed"/>
    <style:font-face style:name="Lucida Console1" svg:font-family="'Lucida Console'"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c8eaf" officeooo:paragraph-rsid="000c8eaf"/>
    </style:style>
    <style:style style:name="P2" style:family="paragraph" style:parent-style-name="Heading_20_1">
      <style:text-properties officeooo:rsid="000c8eaf" officeooo:paragraph-rsid="0011dd39"/>
    </style:style>
    <style:style style:name="P3" style:family="paragraph" style:parent-style-name="Text_20_body">
      <style:text-properties officeooo:rsid="000c8eaf" officeooo:paragraph-rsid="000c8eaf"/>
    </style:style>
    <style:style style:name="P4" style:family="paragraph" style:parent-style-name="Text_20_body">
      <style:text-properties officeooo:rsid="000c8eaf" officeooo:paragraph-rsid="0011dd39"/>
    </style:style>
    <style:style style:name="P5" style:family="paragraph" style:parent-style-name="Text_20_body">
      <style:text-properties officeooo:rsid="000df3c4" officeooo:paragraph-rsid="000df3c4"/>
    </style:style>
    <style:style style:name="P6" style:family="paragraph" style:parent-style-name="Text_20_body">
      <style:text-properties officeooo:rsid="000df3c4" officeooo:paragraph-rsid="0011dd39"/>
    </style:style>
    <style:style style:name="P7" style:family="paragraph" style:parent-style-name="Text_20_body">
      <style:text-properties officeooo:rsid="000efcbf" officeooo:paragraph-rsid="000efcbf"/>
    </style:style>
    <style:style style:name="P8" style:family="paragraph" style:parent-style-name="Text_20_body">
      <style:text-properties officeooo:rsid="000efcbf" officeooo:paragraph-rsid="0011dd39"/>
    </style:style>
    <style:style style:name="P9" style:family="paragraph" style:parent-style-name="Text_20_body">
      <style:text-properties officeooo:rsid="0010fb48" officeooo:paragraph-rsid="0010fb48"/>
    </style:style>
    <style:style style:name="P10" style:family="paragraph" style:parent-style-name="Text_20_body">
      <style:text-properties officeooo:rsid="0010fb48" officeooo:paragraph-rsid="0011dd39"/>
    </style:style>
    <style:style style:name="P11" style:family="paragraph" style:parent-style-name="Text_20_body">
      <style:text-properties officeooo:rsid="0011541a" officeooo:paragraph-rsid="0011541a"/>
    </style:style>
    <style:style style:name="P12" style:family="paragraph" style:parent-style-name="Text_20_body">
      <style:text-properties officeooo:rsid="0011541a" officeooo:paragraph-rsid="0011dd39"/>
    </style:style>
    <style:style style:name="P13" style:family="paragraph" style:parent-style-name="Text_20_body">
      <style:text-properties style:font-name="Lucida Console1" fo:font-size="12pt" style:font-size-asian="12pt" style:font-size-complex="12pt"/>
    </style:style>
    <style:style style:name="T1" style:family="text">
      <style:text-properties style:font-name="Liberation Sans" fo:font-size="18.2000007629395pt" fo:font-weight="bold" style:font-name-asian="Microsoft YaHei" style:font-size-asian="18.2000007629395pt" style:font-weight-asian="bold" style:font-name-complex="Arial" style:font-size-complex="18.2000007629395pt" style:font-weight-complex="bold"/>
    </style:style>
    <style:style style:name="T2" style:family="text">
      <style:text-properties style:font-name="Liberation Sans" fo:font-size="18.2000007629395pt" fo:font-weight="bold" officeooo:rsid="0011541a" style:font-name-asian="Microsoft YaHei" style:font-size-asian="18.2000007629395pt" style:font-weight-asian="bold" style:font-name-complex="Arial" style:font-size-complex="18.2000007629395pt" style:font-weight-complex="bold"/>
    </style:style>
    <style:style style:name="T3" style:family="text">
      <style:text-properties style:font-name="Liberation Sans" fo:font-size="18.2000007629395pt" fo:font-weight="normal" officeooo:rsid="0011541a" style:font-name-asian="Microsoft YaHei" style:font-size-asian="18.2000007629395pt" style:font-weight-asian="normal" style:font-name-complex="Arial" style:font-size-complex="18.2000007629395pt" style:font-weight-complex="normal"/>
    </style:style>
    <style:style style:name="T4" style:family="text">
      <style:text-properties style:font-name="Liberation Sans" fo:font-size="18.2000007629395pt" fo:font-weight="normal" officeooo:rsid="0010fb48" style:font-name-asian="Microsoft YaHei" style:font-size-asian="18.2000007629395pt" style:font-weight-asian="normal" style:font-name-complex="Arial" style:font-size-complex="18.2000007629395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0fb48" style:font-name-asian="Microsoft YaHei" style:font-weight-asian="normal" style:font-name-complex="Arial" style:font-weight-complex="normal"/>
    </style:style>
    <style:style style:name="T7" style:family="text">
      <style:text-properties fo:font-weight="normal" officeooo:rsid="0011541a" style:font-name-asian="Microsoft YaHei" style:font-weight-asian="normal" style:font-name-complex="Arial" style:font-weight-complex="normal"/>
    </style:style>
    <style:style style:name="T8" style:family="text">
      <style:text-properties officeooo:rsid="000df3c4"/>
    </style:style>
    <style:style style:name="T9" style:family="text">
      <style:text-properties fo:font-weight="bold" style:font-weight-asian="bold" style:font-weight-complex="bold"/>
    </style:style>
    <style:style style:name="T10" style:family="text">
      <style:text-properties fo:font-weight="bold" officeooo:rsid="0011541a" style:font-name-asian="Microsoft YaHei" style:font-weight-asian="bold" style:font-name-complex="Arial" style:font-weight-complex="bold"/>
    </style:style>
    <style:style style:name="T11" style:family="text">
      <style:text-properties fo:font-size="18.2000007629395pt" fo:font-weight="normal" officeooo:rsid="0010fb48" style:font-name-asian="Microsoft YaHei" style:font-size-asian="18.2000007629395pt" style:font-weight-asian="normal" style:font-name-complex="Arial" style:font-size-complex="18.2000007629395pt" style:font-weight-complex="normal"/>
    </style:style>
    <style:style style:name="T12" style:family="text">
      <style:text-properties fo:font-size="18.2000007629395pt" fo:font-weight="normal" officeooo:rsid="0011541a" style:font-name-asian="Microsoft YaHei" style:font-size-asian="18.2000007629395pt" style:font-weight-asian="normal" style:font-name-complex="Arial" style:font-size-complex="18.2000007629395pt" style:font-weight-complex="normal"/>
    </style:style>
    <style:style style:name="T13" style:family="text">
      <style:text-properties fo:font-size="18.2000007629395pt" fo:font-weight="bold" officeooo:rsid="0011541a" style:font-name-asian="Microsoft YaHei" style:font-size-asian="18.2000007629395pt" style:font-weight-asian="bold" style:font-name-complex="Arial" style:font-size-complex="18.200000762939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Strukturierte Analyse</text:span></text:h>
      <text:p text:style-name="P4">Die strukturierte Analyse dient dazu, den Prozess der Systementwicklung zu systematisieren. Es handelt sich hierbei um eine graphische Analysemethode, die mittels eines Top-Down-Vorgehens ein komplexes System in einfachere Funktionen aufteilt und gleichzeitig eine Datenflussmodellierung durchführt. </text:p>
      <text:p text:style-name="P4">•Kontextdiagramm: Dieses Diagramm ist die Wurzel des Analyse-Baums. <text:span text:style-name="T8">Es dient der Abgrenzung des Systems zur Umwelt.</text:span></text:p>
      <text:p text:style-name="P6">•Datenflussdiagramm: Jedes unter der Wurzel liegende Element im Baum beinhaltet ein Datenflussdiagramm. Es visualisiert in welche Teilprozesse sich der dargestellte Prozess aufteilt und wie die Verwendung der Daten in diesem Prozess abläuft.</text:p>
      <text:p text:style-name="P6"/>
      <text:p text:style-name="P4"/>
      <text:h text:style-name="P2" text:outline-level="1">Objektorientierte Analyse</text:h>
      <text:p text:style-name="P6">Als Standardnotation hat sich für die objektorientierte Analyse die UML etabliert. Eine Vorgehensweisem die speziell für objektorientierte Techniken und die UML entwickelt wurde, ist der sogenannte <text:span text:style-name="T9">Rational Unified Process (RUP)</text:span><text:span text:style-name="T5">. </text:span></text:p>
      <text:p text:style-name="P8"><text:span text:style-name="T5">Das Ziel der Analyse ist es, die Anforderungen an ein neues Softwaresystem zu ermittlen und beschreiben.</text:span></text:p>
      <text:p text:style-name="P8"><text:span text:style-name="T5">Die objektorientierte Analyse geht von Objekten aus, die sich in der realen Welt befinden. </text:span></text:p>
      <text:p text:style-name="P10"><text:span text:style-name="T5">• </text:span><text:span text:style-name="T9">Das statische Modell</text:span><text:span text:style-name="T5"> zeigt insbesondere die Klassen des Systems, die Beziehungen zwischen den Klassen und die Verbundsstrukturen.</text:span></text:p>
      <text:p text:style-name="P12"><text:span text:style-name="T5">Pakete dienen dazu, um bei großen Systemen einen besseren Überblick zu gewinnen.</text:span></text:p>
      <text:p text:style-name="P10"><text:span text:style-name="T5"/></text:p>
      <text:p text:style-name="P13"><text:span text:style-name="T6">• </text:span><text:span text:style-name="T10">Das dynamische Modell</text:span><text:span text:style-name="T7"> beschreibt die Funktionsabläufe.</text:span><text:span text:style-name="T6"> <text:line-break/></text:span><text:span text:style-name="T7">Anwendungsfälle beschreiben die Aufgaben auf einem hohen Abstraktionslevel. <text:line-break/>Aktivitäts und Zustandsdiagramme stellen diese feingranularer da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ucida Console" svg:font-family="'Lucida Console'" style:font-pitch="fixed"/>
    <style:font-face style:name="Lucida Console1" svg:font-family="'Lucida Console'"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ucida Console"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ucida Console" fo:font-family="'Lucida Console'" style:font-pitch="fixed"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ucida Console" fo:font-family="'Lucida Console'" style:font-pitch="fixed"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ucida Console" fo:font-family="'Lucida Console'" style:font-pitch="fixed"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3T18:33:21.530000000</meta:creation-date>
    <dc:date>2021-02-03T20:48:21.402000000</dc:date>
    <meta:editing-duration>PT23M54S</meta:editing-duration>
    <meta:editing-cycles>3</meta:editing-cycles>
    <meta:generator>LibreOffice/6.4.1.2$Windows_X86_64 LibreOffice_project/4d224e95b98b138af42a64d84056446d09082932</meta:generator>
    <meta:document-statistic meta:table-count="0" meta:image-count="0" meta:object-count="0" meta:page-count="1" meta:paragraph-count="11" meta:word-count="199" meta:character-count="1539" meta:non-whitespace-character-count="1346"/>
  </office:meta>
</office:document-meta>
</file>